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5.1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025185466" calcext:value-type="float">
            <text:p>1,025185466</text:p>
          </table:table-cell>
          <table:table-cell office:value-type="float" office:value="0.5931618214" calcext:value-type="float">
            <text:p>0,5931618214</text:p>
          </table:table-cell>
          <table:table-cell office:value-type="float" office:value="0.0004884647205" calcext:value-type="float">
            <text:p>0,0004884647</text:p>
          </table:table-cell>
          <table:table-cell office:value-type="float" office:value="0.00003757420927" calcext:value-type="float">
            <text:p>3,757420927E-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061" calcext:value-type="float">
            <text:p>68061</text:p>
          </table:table-cell>
          <table:table-cell office:value-type="float" office:value="1.035359144" calcext:value-type="float">
            <text:p>1,035359144</text:p>
          </table:table-cell>
          <table:table-cell office:value-type="float" office:value="0.5991427302" calcext:value-type="float">
            <text:p>0,5991427302</text:p>
          </table:table-cell>
          <table:table-cell office:value-type="float" office:value="0.0005252691917" calcext:value-type="float">
            <text:p>0,0005252692</text:p>
          </table:table-cell>
          <table:table-cell office:value-type="float" office:value="0.000007503845609" calcext:value-type="float">
            <text:p>7,503845609E-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200" calcext:value-type="float">
            <text:p>68200</text:p>
          </table:table-cell>
          <table:table-cell office:value-type="float" office:value="1.118603826" calcext:value-type="float">
            <text:p>1,118603826</text:p>
          </table:table-cell>
          <table:table-cell office:value-type="float" office:value="0.5995844007" calcext:value-type="float">
            <text:p>0,5995844007</text:p>
          </table:table-cell>
          <table:table-cell office:value-type="float" office:value="0.001108298777" calcext:value-type="float">
            <text:p>0,0011082988</text:p>
          </table:table-cell>
          <table:table-cell office:value-type="float" office:value="0.000007488505162" calcext:value-type="float">
            <text:p>7,488505162E-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508" calcext:value-type="float">
            <text:p>68508</text:p>
          </table:table-cell>
          <table:table-cell office:value-type="float" office:value="1.12956512" calcext:value-type="float">
            <text:p>1,12956512</text:p>
          </table:table-cell>
          <table:table-cell office:value-type="float" office:value="0.5982906818" calcext:value-type="float">
            <text:p>0,5982906818</text:p>
          </table:table-cell>
          <table:table-cell office:value-type="float" office:value="0.001230003079" calcext:value-type="float">
            <text:p>0,0012300031</text:p>
          </table:table-cell>
          <table:table-cell office:value-type="float" office:value="0.000007454564638" calcext:value-type="float">
            <text:p>7,454564638E-0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897" calcext:value-type="float">
            <text:p>68897</text:p>
          </table:table-cell>
          <table:table-cell office:value-type="float" office:value="1.114479661" calcext:value-type="float">
            <text:p>1,114479661</text:p>
          </table:table-cell>
          <table:table-cell office:value-type="float" office:value="0.5986563563" calcext:value-type="float">
            <text:p>0,5986563563</text:p>
          </table:table-cell>
          <table:table-cell office:value-type="float" office:value="0.001045218669" calcext:value-type="float">
            <text:p>0,0010452187</text:p>
          </table:table-cell>
          <table:table-cell office:value-type="float" office:value="0.000007412898412" calcext:value-type="float">
            <text:p>7,412898412E-0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233" calcext:value-type="float">
            <text:p>69233</text:p>
          </table:table-cell>
          <table:table-cell office:value-type="float" office:value="1.016362548" calcext:value-type="float">
            <text:p>1,016362548</text:p>
          </table:table-cell>
          <table:table-cell office:value-type="float" office:value="0.5999338627" calcext:value-type="float">
            <text:p>0,5999338627</text:p>
          </table:table-cell>
          <table:table-cell office:value-type="float" office:value="0.0002950679336" calcext:value-type="float">
            <text:p>0,0002950679</text:p>
          </table:table-cell>
          <table:table-cell office:value-type="float" office:value="0.000007376698704" calcext:value-type="float">
            <text:p>7,376698704E-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303" calcext:value-type="float">
            <text:p>69303</text:p>
          </table:table-cell>
          <table:table-cell office:value-type="float" office:value="1.007538438" calcext:value-type="float">
            <text:p>1,007538438</text:p>
          </table:table-cell>
          <table:table-cell office:value-type="float" office:value="0.5997310877" calcext:value-type="float">
            <text:p>0,5997310877</text:p>
          </table:table-cell>
          <table:table-cell table:style-name="ce1" office:value-type="float" office:value="0.00005895314098" calcext:value-type="float">
            <text:p>5,90E-005</text:p>
          </table:table-cell>
          <table:table-cell office:value-type="float" office:value="0.000007369142622" calcext:value-type="float">
            <text:p>7,369142622E-0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331" calcext:value-type="float">
            <text:p>69331</text:p>
          </table:table-cell>
          <table:table-cell office:value-type="float" office:value="1.07779634" calcext:value-type="float">
            <text:p>1,07779634</text:p>
          </table:table-cell>
          <table:table-cell office:value-type="float" office:value="0.5990644097" calcext:value-type="float">
            <text:p>0,5990644097</text:p>
          </table:table-cell>
          <table:table-cell office:value-type="float" office:value="0.0005892925547" calcext:value-type="float">
            <text:p>0,0005892926</text:p>
          </table:table-cell>
          <table:table-cell office:value-type="float" office:value="0.000007366156751" calcext:value-type="float">
            <text:p>7,366156751E-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599" calcext:value-type="float">
            <text:p>69599</text:p>
          </table:table-cell>
          <table:table-cell office:value-type="float" office:value="1.103926539" calcext:value-type="float">
            <text:p>1,103926539</text:p>
          </table:table-cell>
          <table:table-cell office:value-type="float" office:value="0.5987681746" calcext:value-type="float">
            <text:p>0,5987681746</text:p>
          </table:table-cell>
          <table:table-cell office:value-type="float" office:value="0.0003008467611" calcext:value-type="float">
            <text:p>0,0003008468</text:p>
          </table:table-cell>
          <table:table-cell office:value-type="float" office:value="0.000007337726402" calcext:value-type="float">
            <text:p>7,337726402E-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692" calcext:value-type="float">
            <text:p>69692</text:p>
          </table:table-cell>
          <table:table-cell office:value-type="float" office:value="1.097686172" calcext:value-type="float">
            <text:p>1,097686172</text:p>
          </table:table-cell>
          <table:table-cell office:value-type="float" office:value="0.599832952" calcext:value-type="float">
            <text:p>0,599832952</text:p>
          </table:table-cell>
          <table:table-cell office:value-type="float" office:value="0.0004250111815" calcext:value-type="float">
            <text:p>0,0004250112</text:p>
          </table:table-cell>
          <table:table-cell office:value-type="float" office:value="0.000007327778803" calcext:value-type="float">
            <text:p>7,327778803E-006</text:p>
          </table:table-cell>
        </table:table-row>
        <table:table-row table:style-name="ro1">
          <table:table-cell table:number-columns-repeated="2"/>
          <table:table-cell table:formula="of:=AVERAGE([.C2:.C11])" office:value-type="float" office:value="1.0726503254" calcext:value-type="float">
            <text:p>1,0726503254</text:p>
          </table:table-cell>
          <table:table-cell table:formula="of:=AVERAGE([.D2:.D11])" office:value-type="float" office:value="0.59861664771" calcext:value-type="float">
            <text:p>0,5986166477</text:p>
          </table:table-cell>
          <table:table-cell table:formula="of:=AVERAGE([.E2:.E11])" office:value-type="float" office:value="0.000606642600908" calcext:value-type="float">
            <text:p>0,0006066426</text:p>
          </table:table-cell>
          <table:table-cell table:formula="of:=AVERAGE([.F2:.F11])" office:value-type="float" office:value="0.0000104211526373" calcext:value-type="float">
            <text:p>1,04211526373E-005</text:p>
          </table:table-cell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m0$Build-2</meta:generator>
    <dc:date>2014-01-27T23:04:39.026046652</dc:date>
    <meta:document-statistic meta:table-count="1" meta:cell-count="70" meta:object-count="0"/>
  </office:meta>
</office:document-meta>
</file>